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weight-complex="bold"/>
    </style:style>
    <style:style style:name="T2" style:family="text">
      <style:text-properties officeooo:rsid="00153ce4"/>
    </style:style>
    <style:style style:name="T3" style:family="text">
      <style:text-properties style:text-underline-style="none"/>
    </style:style>
    <style:style style:name="T4" style:family="text">
      <style:text-properties fo:color="#00000a" style:font-name="Calibri" fo:font-size="11pt" fo:language="en" fo:country="US" style:font-name-asian="DejaVu Sans" style:font-size-asian="11pt" style:language-asian="en" style:country-asian="US" style:font-name-complex="Calibri1" style:font-size-complex="11pt" style:language-complex="ar" style:country-complex="SA"/>
    </style:style>
    <style:style style:name="T5" style:family="text">
      <style:text-properties fo:color="#00000a" style:font-name="Calibri" fo:font-size="11pt" fo:language="en" fo:country="US" style:font-name-asian="DejaVu Sans" style:font-size-asian="11pt" style:language-asian="en" style:country-asian="US" style:font-name-complex="Calibri1" style:font-size-complex="11pt" style:language-complex="ar" style:country-complex="SA" style:font-weight-complex="bold"/>
    </style:style>
    <style:style style:name="T6" style:family="text">
      <style:text-properties fo:color="#00000a" style:font-name="Calibri" fo:font-size="11pt" fo:language="en" fo:country="US" style:text-underline-style="none" style:font-name-asian="DejaVu Sans" style:font-size-asian="11pt" style:language-asian="en" style:country-asian="US" style:font-name-complex="Calibri1" style:font-size-complex="11pt"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April 24, 2013</text:p>
      <text:p text:style-name="Standard">Cloud Factory Limited</text:p>
      <text:p text:style-name="Standard">Dear Sir/Madam</text:p>
      <text:p text:style-name="Standard">I would like to express my interest for the position of internship as advertised in social networking site (Facebook) on April 18, 2013. <text:s/>I am a final year student of Bachelor of engineering and am interested in doing internship in your company. Cloud Factory is providing employment opportunities to many Nepalese and helping to eradicate poverty from our country to some extent. Thus, working as an intern in such a renowned company would be a great pleasure and a suitable learning opportunity. </text:p>
      <text:p text:style-name="Standard">As an IT student, I am seeking to build my career in Programming. Although programming Ruby on Rails is new to me, I am very familiar to other object oriented programming. In fact, I have already completed some projects on other programming languages (php, c#, c++, java (current)). Additionally, I am good at learning and executing new programming languages so I would be a good addition to your company too. Thus, I am eager to be an intern in your company and be competent in using Ruby <text:span text:style-name="T2">on</text:span> Rails.</text:p>
      <text:p text:style-name="Standard">With this letter, I have attached my resume that will provide additional details about my training, education and experiences. <text:span text:style-name="T1">I look forward to speaking with you further regarding my qualifications. I can be reached a</text:span><text:span text:style-name="T5">t </text:span><text:span text:style-name="Internet_20_link"><text:span text:style-name="T6">rbnacharya@gmail.com</text:span></text:span><text:span text:style-name="T4">.</text:span><text:span text:style-name="T5"> T</text:span><text:span text:style-name="T1">hank you for your consideration in this exciting opportunity.</text:span></text:p>
      <text:p text:style-name="Standard"/>
      <text:p text:style-name="Standard">Sincerely,</text:p>
      <text:p text:style-name="Standard">Rabin Achary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fo:color="#00000a" style:font-name="Calibri" fo:font-size="11pt" fo:language="en" fo:country="US" style:font-name-asian="DejaVu Sans"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02:09:00</meta:creation-date>
    <meta:initial-creator>Rabin Acharya</meta:initial-creator>
    <dc:creator>tittanium </dc:creator>
    <dc:date>2013-04-24T16:54:38</dc:date>
    <meta:editing-cycles>3</meta:editing-cycles>
    <meta:editing-duration>PT1M21S</meta:editing-duration>
    <meta:generator>LibreOffice/4.0.1.2$Linux_X86_64 LibreOffice_project/400m0$Build-2</meta:generator>
    <meta:document-statistic meta:table-count="0" meta:image-count="0" meta:object-count="0" meta:page-count="1" meta:paragraph-count="8" meta:word-count="227" meta:character-count="1373" meta:non-whitespace-character-count="1152"/>
    <meta:template xlink:type="simple" xlink:actuate="onRequest" xlink:title="Normal.dotm" xlink:href=""/>
  </office:meta>
</office:document-meta>
</file>